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c37b" officeooo:paragraph-rsid="001cc37b" style:font-weight-asian="bold" style:font-weight-complex="bold"/>
    </style:style>
    <style:style style:name="P2" style:family="paragraph" style:parent-style-name="Standard">
      <style:paragraph-properties fo:text-align="start" style:justify-single-word="false"/>
      <style:text-properties fo:font-weight="bold" officeooo:rsid="001cc37b" officeooo:paragraph-rsid="001cc37b" style:font-weight-asian="bold" style:font-weight-complex="bold"/>
    </style:style>
    <style:style style:name="P3" style:family="paragraph" style:parent-style-name="Standard" style:list-style-name="L1">
      <style:paragraph-properties fo:line-height="200%"/>
      <style:text-properties officeooo:paragraph-rsid="001cc37b"/>
    </style:style>
    <style:style style:name="P4" style:family="paragraph" style:parent-style-name="Standard">
      <style:paragraph-properties fo:line-height="200%"/>
      <style:text-properties officeooo:paragraph-rsid="001cc37b"/>
    </style:style>
    <style:style style:name="P5" style:family="paragraph" style:parent-style-name="Standard">
      <style:paragraph-properties fo:line-height="200%"/>
      <style:text-properties officeooo:paragraph-rsid="001d95e2"/>
    </style:style>
    <style:style style:name="P6" style:family="paragraph" style:parent-style-name="Standard" style:list-style-name="L1">
      <style:paragraph-properties fo:line-height="200%" fo:text-align="start" style:justify-single-word="false"/>
      <style:text-properties officeooo:paragraph-rsid="001cc37b"/>
    </style:style>
    <style:style style:name="P7" style:family="paragraph" style:parent-style-name="Standard" style:list-style-name="L1">
      <style:paragraph-properties fo:line-height="200%" fo:text-align="start" style:justify-single-word="false"/>
      <style:text-properties fo:font-weight="normal" officeooo:rsid="001cc37b" officeooo:paragraph-rsid="001cc37b" style:font-weight-asian="normal" style:font-weight-complex="normal"/>
    </style:style>
    <style:style style:name="P8" style:family="paragraph" style:parent-style-name="Standard">
      <style:paragraph-properties fo:margin-left="0.741cm" fo:margin-right="0cm" fo:line-height="200%" fo:text-indent="0cm" style:auto-text-indent="false"/>
      <style:text-properties fo:font-size="12pt" officeooo:paragraph-rsid="001cc37b" style:font-size-asian="12pt"/>
    </style:style>
    <style:style style:name="P9" style:family="paragraph" style:parent-style-name="Standard">
      <style:paragraph-properties fo:margin-left="0.741cm" fo:margin-right="0cm" fo:line-height="200%" fo:text-indent="0cm" style:auto-text-indent="false"/>
      <style:text-properties officeooo:paragraph-rsid="001cc37b"/>
    </style:style>
    <style:style style:name="T1" style:family="text">
      <style:text-properties fo:font-weight="normal" officeooo:rsid="001d95e2" style:font-weight-asian="normal" style:font-weight-complex="normal"/>
    </style:style>
    <style:style style:name="T2" style:family="text">
      <style:text-properties fo:font-weight="normal" officeooo:rsid="001cc37b" style:font-weight-asian="normal" style:font-weight-complex="normal"/>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1d95e2" style:font-size-asian="12pt"/>
    </style:style>
    <style:style style:name="T6" style:family="text">
      <style:text-properties fo:font-size="12pt" fo:font-style="italic" style:font-size-asian="12pt" style:font-style-asian="italic"/>
    </style:style>
    <style:style style:name="T7" style:family="text">
      <style:text-properties fo:font-size="12pt" fo:font-style="italic" style:font-size-asian="12pt" style:font-style-asian="italic" style:font-size-complex="12pt"/>
    </style:style>
    <style:style style:name="T8" style:family="text">
      <style:text-properties style:font-name="Courier New" fo:font-size="12pt" style:font-size-asian="12pt" style:font-name-complex="Courier New"/>
    </style:style>
    <style:style style:name="T9" style:family="text">
      <style:text-properties style:font-size-complex="12pt"/>
    </style:style>
    <style:style style:name="T10" style:family="text">
      <style:text-properties officeooo:rsid="001d95e2"/>
    </style:style>
    <text:list-style style:name="L1"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e problems <text:span text:style-name="T10">for Module 5</text:span></text:p>
      <text:p text:style-name="P2"/>
      <text:p text:style-name="P2"/>
      <text:list xml:id="list3803185050" text:style-name="L1">
        <text:list-item>
          <text:p text:style-name="P3"><text:span text:style-name="T3">List the event number, date held, customer number, customer name, facility number, and facility name of 2018 events placed by Boulder customers</text:span><text:span text:style-name="T4">.</text:span></text:p>
        </text:list-item>
      </text:list>
      <text:p text:style-name="P4"/>
      <text:p text:style-name="P4">SELECT eventno, dateheld, customer.custno, custname, facility.facno, facname</text:p>
      <text:p text:style-name="P4">FROM eventrequest, customer, facility</text:p>
      <text:p text:style-name="P4">WHERE eventrequest.custno = customer.custno</text:p>
      <text:p text:style-name="P4">AND eventrequest.facno = facility.facno</text:p>
      <text:p text:style-name="P4">AND YEAR(dateheld) = 2018</text:p>
      <text:p text:style-name="P4">AND city = 'Boulder';</text:p>
      <text:p text:style-name="P4"/>
      <text:list xml:id="list205143695409505" text:continue-numbering="true" text:style-name="L1">
        <text:list-item>
          <text:p text:style-name="P3"><text:span text:style-name="T3">List the customer number, customer name, event number, date held, facility number, facility name, and estimated audience cost per person</text:span><text:span text:style-name="T8"> (EstCost / EstAudience)</text:span><text:span text:style-name="T3"> for events held on 2018, in which the estimated cost per person is less than $0.2</text:span></text:p>
        </text:list-item>
      </text:list>
      <text:p text:style-name="P4"><text:span text:style-name="T3"/></text:p>
      <text:p text:style-name="P4"><text:span text:style-name="T3">SELECT customer.custno, custname, eventno, dateheld,</text:span></text:p>
      <text:p text:style-name="P4"><text:span text:style-name="T3"><text:s text:c="7"/>facility.facno, facname, (estcost / estaudience) AS</text:span></text:p>
      <text:p text:style-name="P4"><text:span text:style-name="T3"><text:s text:c="7"/>'costperperson'</text:span></text:p>
      <text:p text:style-name="P4"><text:span text:style-name="T3">FROM customer, eventrequest, facility</text:span></text:p>
      <text:p text:style-name="P4"><text:span text:style-name="T3">WHERE customer.custno = eventrequest.custno</text:span></text:p>
      <text:p text:style-name="P4"><text:span text:style-name="T3">AND eventrequest.facno = facility.facno</text:span></text:p>
      <text:p text:style-name="P4"><text:span text:style-name="T3">AND YEAR(dateheld) = 2018</text:span></text:p>
      <text:p text:style-name="P4"><text:span text:style-name="T3">AND (estcost / estaudience) &lt; 0.2;</text:span></text:p>
      <text:p text:style-name="P4"><text:span text:style-name="T3"/></text:p>
      <text:list xml:id="list205143347001792" text:continue-numbering="true" text:style-name="L1">
        <text:list-item>
          <text:p text:style-name="P3"><text:soft-page-break/><text:span text:style-name="T3">List the customer number, customer name, and total estimated costs for Approved events. The total amount of events is the sum of the estimated cost for each event. Group the results by customer number and customer name.</text:span></text:p>
        </text:list-item>
      </text:list>
      <text:p text:style-name="P4"><text:span text:style-name="T3"/></text:p>
      <text:p text:style-name="P4"><text:span text:style-name="T3">SELECT customer.custno, custname, SUM(estcost)</text:span></text:p>
      <text:p text:style-name="P4"><text:span text:style-name="T3">FROM customer, eventrequest</text:span></text:p>
      <text:p text:style-name="P4"><text:span text:style-name="T3">WHERE customer.custno = eventrequest.custno</text:span></text:p>
      <text:p text:style-name="P4"><text:span text:style-name="T3">AND status = 'Approved'</text:span></text:p>
      <text:p text:style-name="P4"><text:span text:style-name="T3">GROUP BY customer.custno, custname;</text:span></text:p>
      <text:p text:style-name="P4"><text:span text:style-name="T3"/></text:p>
      <text:list xml:id="list205144596169298" text:continue-numbering="true" text:style-name="L1">
        <text:list-item>
          <text:p text:style-name="P3"><text:span text:style-name="T3">Insert yourself as a new row in the </text:span><text:span text:style-name="T6">Customer</text:span><text:span text:style-name="T3"> table.</text:span></text:p>
        </text:list-item>
      </text:list>
      <text:p text:style-name="P4"/>
      <text:p text:style-name="P5"><text:span text:style-name="T3">INSERT INTO customer (custno, custname, address, Internal,</text:span></text:p>
      <text:p text:style-name="P5"><text:span text:style-name="T3"><text:tab/><text:tab/><text:tab/><text:tab/><text:tab/> <text:s/>contact, phone, city, state, zip)</text:span></text:p>
      <text:p text:style-name="P5"><text:span text:style-name="T3">VALUES ('C106', '</text:span><text:span text:style-name="T5">Sai Lokesh</text:span><text:span text:style-name="T3">, '123 </text:span><text:span text:style-name="T5">paradise</text:span><text:span text:style-name="T3">, 'N',</text:span></text:p>
      <text:p text:style-name="P5"><text:span text:style-name="T3"><text:s/><text:tab/><text:tab/>'</text:span><text:span text:style-name="T5">Sai Lokesh</text:span><text:span text:style-name="T3">', '</text:span><text:span text:style-name="T5">123456</text:span><text:span text:style-name="T3">', 'Roy', '</text:span><text:span text:style-name="T5">AP</text:span><text:span text:style-name="T3">', '</text:span><text:span text:style-name="T5">12345</text:span><text:span text:style-name="T3">');</text:span></text:p>
      <text:p text:style-name="P4"><text:span text:style-name="T3"/></text:p>
      <text:list xml:id="list205143244858813" text:continue-numbering="true" text:style-name="L1">
        <text:list-item>
          <text:p text:style-name="P3"><text:span text:style-name="T3">Increase the rate by 10 percent of resource names equal to nurse. In MySQL, you need to place the UPDATE statement between two SET statements.</text:span></text:p>
        </text:list-item>
      </text:list>
      <text:p text:style-name="P8">SET SQL_SAFE_UPDATES = 0;</text:p>
      <text:p text:style-name="P9"><text:span text:style-name="T3">UPDATE statement</text:span></text:p>
      <text:p text:style-name="P9"><text:span text:style-name="T3"/></text:p>
      <text:p text:style-name="P9"><text:span text:style-name="T5">UPDATE</text:span><text:span text:style-name="T3"> resourcetbl set rate= rate*1.1 where resname="nurse";</text:span></text:p>
      <text:p text:style-name="P4"><text:span text:style-name="T3"/></text:p>
      <text:list xml:id="list205143255327039" text:continue-numbering="true" text:style-name="L1">
        <text:list-item>
          <text:p text:style-name="P7"><text:span text:style-name="T4">Delete the new row added to the </text:span><text:span text:style-name="T7">Customer</text:span><text:span text:style-name="T4"> table.</text:span></text:p>
          <text:p text:style-name="P6"><text:span text:style-name="T1">DELETE</text:span><text:span text:style-name="T2"> from customer where custno="C106";</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20:35:01.601775482</meta:creation-date>
    <dc:date>2021-11-26T20:51:42.555097196</dc:date>
    <meta:editing-duration>PT6M30S</meta:editing-duration>
    <meta:editing-cycles>1</meta:editing-cycles>
    <meta:document-statistic meta:table-count="0" meta:image-count="0" meta:object-count="0" meta:page-count="2" meta:paragraph-count="34" meta:word-count="276" meta:character-count="1949" meta:non-whitespace-character-count="1689"/>
    <meta:generator>LibreOffice/6.4.7.2$Linux_X86_64 LibreOffice_project/40$Build-2</meta:generator>
  </office:meta>
</office:document-meta>
</file>